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acd" officeooo:paragraph-rsid="001f7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567895213456987455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7:21:45.368769384</meta:creation-date>
    <dc:date>2023-09-08T17:22:15.88628513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23" meta:non-whitespace-character-count="23"/>
    <meta:generator>LibreOffice/7.3.7.2$Linux_X86_64 LibreOffice_project/30$Build-2</meta:generator>
  </office:meta>
</office:document-meta>
</file>